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4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9.737cm" svg:height="11.587cm" svg:x="3.86cm" svg:y="19.517cm">
            <draw:object draw:notify-on-update-of-ranges="Tabelle1.B29:Tabelle1.J29 Tabelle1.F37:Tabelle1.F37 Tabelle1.B1:Tabelle1.J1 Tabelle1.B2:Tabelle1.J2 Tabelle1.B2:Tabelle1.J2 Tabelle1.F38:Tabelle1.F38 Tabelle1.B3:Tabelle1.J3 Tabelle1.B4:Tabelle1.J4 Tabelle1.B4:Tabelle1.J4 Tabelle1.F39:Tabelle1.F39 Tabelle1.B5:Tabelle1.J5 Tabelle1.B6:Tabelle1.J6 Tabelle1.B6:Tabelle1.J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.628cm" svg:height="11.348cm" svg:x="24.031cm" svg:y="19.49cm">
            <draw:object draw:notify-on-update-of-ranges="Tabelle1.B29:Tabelle1.J29 Tabelle1.F37:Tabelle1.F37 Tabelle1.B7:Tabelle1.J7 Tabelle1.B8:Tabelle1.J8 Tabelle1.B8:Tabelle1.J8 Tabelle1.F38:Tabelle1.F38 Tabelle1.B9:Tabelle1.J9 Tabelle1.B10:Tabelle1.J10 Tabelle1.B10:Tabelle1.J10 Tabelle1.A11:Tabelle1.A11 Tabelle1.B11:Tabelle1.J11 Tabelle1.B12:Tabelle1.J12 Tabelle1.B12:Tabelle1.J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recall</text:p>
          </table:table-cell>
          <table:table-cell table:number-columns-repeated="9" office:value-type="float" office:value="0.998851674641148" calcext:value-type="float">
            <text:p>0,9988516746</text:p>
          </table:table-cell>
        </table:table-row>
        <table:table-row table:style-name="ro1">
          <table:table-cell office:value-type="string" calcext:value-type="string">
            <text:p>recall StdDev</text:p>
          </table:table-cell>
          <table:table-cell table:number-columns-repeated="9" office:value-type="float" office:value="0.00205375452627239" calcext:value-type="float">
            <text:p>0,0020537545</text:p>
          </table:table-cell>
        </table:table-row>
        <table:table-row table:style-name="ro1">
          <table:table-cell office:value-type="string" calcext:value-type="string">
            <text:p>macro-avg. recall</text:p>
          </table:table-cell>
          <table:table-cell table:number-columns-repeated="9" office:value-type="float" office:value="0.998506476412851" calcext:value-type="float">
            <text:p>0,9985064764</text:p>
          </table:table-cell>
        </table:table-row>
        <table:table-row table:style-name="ro1">
          <table:table-cell office:value-type="string" calcext:value-type="string">
            <text:p>macro-avg. recall StdDev</text:p>
          </table:table-cell>
          <table:table-cell table:number-columns-repeated="9" office:value-type="float" office:value="0.00268695334828243" calcext:value-type="float">
            <text:p>0,0026869533</text:p>
          </table:table-cell>
        </table:table-row>
        <table:table-row table:style-name="ro1">
          <table:table-cell office:value-type="string" calcext:value-type="string">
            <text:p>macro-avg. Pos/Neg recall</text:p>
          </table:table-cell>
          <table:table-cell table:number-columns-repeated="9" office:value-type="float" office:value="0.997759714619276" calcext:value-type="float">
            <text:p>0,9977597146</text:p>
          </table:table-cell>
        </table:table-row>
        <table:table-row table:style-name="ro1">
          <table:table-cell office:value-type="string" calcext:value-type="string">
            <text:p>macro-avg. Pos/Neg recall StdDev</text:p>
          </table:table-cell>
          <table:table-cell table:number-columns-repeated="9" office:value-type="float" office:value="0.00403043002242365" calcext:value-type="float">
            <text:p>0,00403043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546228146853147" calcext:value-type="float">
            <text:p>0,5462281469</text:p>
          </table:table-cell>
          <table:table-cell office:value-type="float" office:value="0.567839528892161" calcext:value-type="float">
            <text:p>0,5678395289</text:p>
          </table:table-cell>
          <table:table-cell office:value-type="float" office:value="0.584408814869342" calcext:value-type="float">
            <text:p>0,5844088149</text:p>
          </table:table-cell>
          <table:table-cell office:value-type="float" office:value="0.596717197276408" calcext:value-type="float">
            <text:p>0,5967171973</text:p>
          </table:table-cell>
          <table:table-cell office:value-type="float" office:value="0.60433060360692" calcext:value-type="float">
            <text:p>0,6043306036</text:p>
          </table:table-cell>
          <table:table-cell office:value-type="float" office:value="0.609842197276408" calcext:value-type="float">
            <text:p>0,6098421973</text:p>
          </table:table-cell>
          <table:table-cell office:value-type="float" office:value="0.613436004784689" calcext:value-type="float">
            <text:p>0,6134360048</text:p>
          </table:table-cell>
          <table:table-cell office:value-type="float" office:value="0.616648647405227" calcext:value-type="float">
            <text:p>0,6166486474</text:p>
          </table:table-cell>
          <table:table-cell office:value-type="float" office:value="0.618277281928598" calcext:value-type="float">
            <text:p>0,6182772819</text:p>
          </table:table-cell>
        </table:table-row>
        <table:table-row table:style-name="ro1">
          <table:table-cell office:value-type="string" calcext:value-type="string">
            <text:p>precision StdDev</text:p>
          </table:table-cell>
          <table:table-cell office:value-type="float" office:value="0.0361325109587843" calcext:value-type="float">
            <text:p>0,036132511</text:p>
          </table:table-cell>
          <table:table-cell office:value-type="float" office:value="0.0353326718501079" calcext:value-type="float">
            <text:p>0,0353326719</text:p>
          </table:table-cell>
          <table:table-cell office:value-type="float" office:value="0.0317437995792438" calcext:value-type="float">
            <text:p>0,0317437996</text:p>
          </table:table-cell>
          <table:table-cell office:value-type="float" office:value="0.0298010844029881" calcext:value-type="float">
            <text:p>0,0298010844</text:p>
          </table:table-cell>
          <table:table-cell office:value-type="float" office:value="0.0282833409113539" calcext:value-type="float">
            <text:p>0,0282833409</text:p>
          </table:table-cell>
          <table:table-cell office:value-type="float" office:value="0.028848301642547" calcext:value-type="float">
            <text:p>0,0288483016</text:p>
          </table:table-cell>
          <table:table-cell office:value-type="float" office:value="0.0290383086165579" calcext:value-type="float">
            <text:p>0,0290383086</text:p>
          </table:table-cell>
          <table:table-cell office:value-type="float" office:value="0.0307347210146035" calcext:value-type="float">
            <text:p>0,030734721</text:p>
          </table:table-cell>
          <table:table-cell office:value-type="float" office:value="0.0319061939497486" calcext:value-type="float">
            <text:p>0,0319061939</text:p>
          </table:table-cell>
        </table:table-row>
        <table:table-row table:style-name="ro1">
          <table:table-cell office:value-type="string" calcext:value-type="string">
            <text:p>macro-avg. precision</text:p>
          </table:table-cell>
          <table:table-cell office:value-type="float" office:value="0.442856358871091" calcext:value-type="float">
            <text:p>0,4428563589</text:p>
          </table:table-cell>
          <table:table-cell office:value-type="float" office:value="0.470739196110597" calcext:value-type="float">
            <text:p>0,4707391961</text:p>
          </table:table-cell>
          <table:table-cell office:value-type="float" office:value="0.49088994942495" calcext:value-type="float">
            <text:p>0,4908899494</text:p>
          </table:table-cell>
          <table:table-cell office:value-type="float" office:value="0.505939832214051" calcext:value-type="float">
            <text:p>0,5059398322</text:p>
          </table:table-cell>
          <table:table-cell office:value-type="float" office:value="0.515544256153" calcext:value-type="float">
            <text:p>0,5155442562</text:p>
          </table:table-cell>
          <table:table-cell office:value-type="float" office:value="0.52268505832095" calcext:value-type="float">
            <text:p>0,5226850583</text:p>
          </table:table-cell>
          <table:table-cell office:value-type="float" office:value="0.527863651771042" calcext:value-type="float">
            <text:p>0,5278636518</text:p>
          </table:table-cell>
          <table:table-cell office:value-type="float" office:value="0.532184863913204" calcext:value-type="float">
            <text:p>0,5321848639</text:p>
          </table:table-cell>
          <table:table-cell office:value-type="float" office:value="0.534800587441491" calcext:value-type="float">
            <text:p>0,5348005874</text:p>
          </table:table-cell>
        </table:table-row>
        <table:table-row table:style-name="ro1">
          <table:table-cell office:value-type="string" calcext:value-type="string">
            <text:p>macro-avg. precision StdDev</text:p>
          </table:table-cell>
          <table:table-cell office:value-type="float" office:value="0.0305640555324551" calcext:value-type="float">
            <text:p>0,0305640555</text:p>
          </table:table-cell>
          <table:table-cell office:value-type="float" office:value="0.0287704057449567" calcext:value-type="float">
            <text:p>0,0287704057</text:p>
          </table:table-cell>
          <table:table-cell office:value-type="float" office:value="0.0279524895077244" calcext:value-type="float">
            <text:p>0,0279524895</text:p>
          </table:table-cell>
          <table:table-cell office:value-type="float" office:value="0.0270704437442794" calcext:value-type="float">
            <text:p>0,0270704437</text:p>
          </table:table-cell>
          <table:table-cell office:value-type="float" office:value="0.0272339167929219" calcext:value-type="float">
            <text:p>0,0272339168</text:p>
          </table:table-cell>
          <table:table-cell office:value-type="float" office:value="0.0277840603530722" calcext:value-type="float">
            <text:p>0,0277840604</text:p>
          </table:table-cell>
          <table:table-cell office:value-type="float" office:value="0.0278579298201964" calcext:value-type="float">
            <text:p>0,0278579298</text:p>
          </table:table-cell>
          <table:table-cell office:value-type="float" office:value="0.0289057540221772" calcext:value-type="float">
            <text:p>0,028905754</text:p>
          </table:table-cell>
          <table:table-cell office:value-type="float" office:value="0.0299412729789041" calcext:value-type="float">
            <text:p>0,029941273</text:p>
          </table:table-cell>
        </table:table-row>
        <table:table-row table:style-name="ro1">
          <table:table-cell office:value-type="string" calcext:value-type="string">
            <text:p>macro-avg. Pos/Neg precision</text:p>
          </table:table-cell>
          <table:table-cell office:value-type="float" office:value="0.176369666414662" calcext:value-type="float">
            <text:p>0,1763696664</text:p>
          </table:table-cell>
          <table:table-cell office:value-type="float" office:value="0.218041590162705" calcext:value-type="float">
            <text:p>0,2180415902</text:p>
          </table:table-cell>
          <table:table-cell office:value-type="float" office:value="0.247380967775572" calcext:value-type="float">
            <text:p>0,2473809678</text:p>
          </table:table-cell>
          <table:table-cell office:value-type="float" office:value="0.269078423467341" calcext:value-type="float">
            <text:p>0,2690784235</text:p>
          </table:table-cell>
          <table:table-cell office:value-type="float" office:value="0.284184763979402" calcext:value-type="float">
            <text:p>0,284184764</text:p>
          </table:table-cell>
          <table:table-cell office:value-type="float" office:value="0.295292680580594" calcext:value-type="float">
            <text:p>0,2952926806</text:p>
          </table:table-cell>
          <table:table-cell office:value-type="float" office:value="0.304322523396589" calcext:value-type="float">
            <text:p>0,3043225234</text:p>
          </table:table-cell>
          <table:table-cell office:value-type="float" office:value="0.311138582323842" calcext:value-type="float">
            <text:p>0,3111385823</text:p>
          </table:table-cell>
          <table:table-cell office:value-type="float" office:value="0.316325812984721" calcext:value-type="float">
            <text:p>0,316325813</text:p>
          </table:table-cell>
        </table:table-row>
        <table:table-row table:style-name="ro1">
          <table:table-cell office:value-type="string" calcext:value-type="string">
            <text:p>macro-avg. Pos/Neg precision StdDev</text:p>
          </table:table-cell>
          <table:table-cell office:value-type="float" office:value="0.0473916914795163" calcext:value-type="float">
            <text:p>0,0473916915</text:p>
          </table:table-cell>
          <table:table-cell office:value-type="float" office:value="0.0448130576681514" calcext:value-type="float">
            <text:p>0,0448130577</text:p>
          </table:table-cell>
          <table:table-cell office:value-type="float" office:value="0.0415940740282841" calcext:value-type="float">
            <text:p>0,041594074</text:p>
          </table:table-cell>
          <table:table-cell office:value-type="float" office:value="0.0407747659600077" calcext:value-type="float">
            <text:p>0,040774766</text:p>
          </table:table-cell>
          <table:table-cell office:value-type="float" office:value="0.0398403778853169" calcext:value-type="float">
            <text:p>0,0398403779</text:p>
          </table:table-cell>
          <table:table-cell office:value-type="float" office:value="0.0404835261817112" calcext:value-type="float">
            <text:p>0,0404835262</text:p>
          </table:table-cell>
          <table:table-cell office:value-type="float" office:value="0.0399182821698114" calcext:value-type="float">
            <text:p>0,0399182822</text:p>
          </table:table-cell>
          <table:table-cell office:value-type="float" office:value="0.0404504720544781" calcext:value-type="float">
            <text:p>0,0404504721</text:p>
          </table:table-cell>
          <table:table-cell office:value-type="float" office:value="0.0417440643148047" calcext:value-type="float">
            <text:p>0,0417440643</text:p>
          </table:table-cell>
        </table:table-row>
        <table:table-row table:style-name="ro1">
          <table:table-cell office:value-type="string" calcext:value-type="string">
            <text:p>positiveRecall</text:p>
          </table:table-cell>
          <table:table-cell table:number-columns-repeated="9" office:value-type="float" office:value="0.995519429238552" calcext:value-type="float">
            <text:p>0,9955194292</text:p>
          </table:table-cell>
        </table:table-row>
        <table:table-row table:style-name="ro1">
          <table:table-cell office:value-type="string" calcext:value-type="string">
            <text:p>positiveRecall StdDev</text:p>
          </table:table-cell>
          <table:table-cell table:number-columns-repeated="9" office:value-type="float" office:value="0.00806086004484731" calcext:value-type="float">
            <text:p>0,00806086</text:p>
          </table:table-cell>
        </table:table-row>
        <table:table-row table:style-name="ro1">
          <table:table-cell office:value-type="string" calcext:value-type="string">
            <text:p>positivePrecision</text:p>
          </table:table-cell>
          <table:table-cell office:value-type="float" office:value="0.219829557820249" calcext:value-type="float">
            <text:p>0,2198295578</text:p>
          </table:table-cell>
          <table:table-cell office:value-type="float" office:value="0.275981367311181" calcext:value-type="float">
            <text:p>0,2759813673</text:p>
          </table:table-cell>
          <table:table-cell office:value-type="float" office:value="0.308435810716701" calcext:value-type="float">
            <text:p>0,3084358107</text:p>
          </table:table-cell>
          <table:table-cell office:value-type="float" office:value="0.333539687753935" calcext:value-type="float">
            <text:p>0,3335396878</text:p>
          </table:table-cell>
          <table:table-cell office:value-type="float" office:value="0.349858670038087" calcext:value-type="float">
            <text:p>0,34985867</text:p>
          </table:table-cell>
          <table:table-cell office:value-type="float" office:value="0.36204795002444" calcext:value-type="float">
            <text:p>0,36204795</text:p>
          </table:table-cell>
          <table:table-cell office:value-type="float" office:value="0.374240236693799" calcext:value-type="float">
            <text:p>0,3742402367</text:p>
          </table:table-cell>
          <table:table-cell office:value-type="float" office:value="0.383601705404918" calcext:value-type="float">
            <text:p>0,3836017054</text:p>
          </table:table-cell>
          <table:table-cell office:value-type="float" office:value="0.390502958091853" calcext:value-type="float">
            <text:p>0,3905029581</text:p>
          </table:table-cell>
        </table:table-row>
        <table:table-row table:style-name="ro1">
          <table:table-cell office:value-type="string" calcext:value-type="string">
            <text:p>positivePrecision StdDev</text:p>
          </table:table-cell>
          <table:table-cell office:value-type="float" office:value="0.0797252667044059" calcext:value-type="float">
            <text:p>0,0797252667</text:p>
          </table:table-cell>
          <table:table-cell office:value-type="float" office:value="0.0686753246624841" calcext:value-type="float">
            <text:p>0,0686753247</text:p>
          </table:table-cell>
          <table:table-cell office:value-type="float" office:value="0.0631608706628632" calcext:value-type="float">
            <text:p>0,0631608707</text:p>
          </table:table-cell>
          <table:table-cell office:value-type="float" office:value="0.063097491974702" calcext:value-type="float">
            <text:p>0,063097492</text:p>
          </table:table-cell>
          <table:table-cell office:value-type="float" office:value="0.0619843354586538" calcext:value-type="float">
            <text:p>0,0619843355</text:p>
          </table:table-cell>
          <table:table-cell office:value-type="float" office:value="0.0602482066571295" calcext:value-type="float">
            <text:p>0,0602482067</text:p>
          </table:table-cell>
          <table:table-cell office:value-type="float" office:value="0.0588880111357641" calcext:value-type="float">
            <text:p>0,0588880111</text:p>
          </table:table-cell>
          <table:table-cell office:value-type="float" office:value="0.0611429256030448" calcext:value-type="float">
            <text:p>0,0611429256</text:p>
          </table:table-cell>
          <table:table-cell office:value-type="float" office:value="0.0631295693085178" calcext:value-type="float">
            <text:p>0,0631295693</text:p>
          </table:table-cell>
        </table:table-row>
        <table:table-row table:style-name="ro1">
          <table:table-cell office:value-type="string" calcext:value-type="string">
            <text:p>neutralRecall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tralRecall StdDev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utralPrecision</text:p>
          </table:table-cell>
          <table:table-cell office:value-type="float" office:value="0.97582974378395" calcext:value-type="float">
            <text:p>0,9758297438</text:p>
          </table:table-cell>
          <table:table-cell office:value-type="float" office:value="0.976134408006381" calcext:value-type="float">
            <text:p>0,976134408</text:p>
          </table:table-cell>
          <table:table-cell office:value-type="float" office:value="0.977907912723706" calcext:value-type="float">
            <text:p>0,9779079127</text:p>
          </table:table-cell>
          <table:table-cell office:value-type="float" office:value="0.97966264970747" calcext:value-type="float">
            <text:p>0,9796626497</text:p>
          </table:table-cell>
          <table:table-cell office:value-type="float" office:value="0.978263240500195" calcext:value-type="float">
            <text:p>0,9782632405</text:p>
          </table:table-cell>
          <table:table-cell office:value-type="float" office:value="0.977469813801661" calcext:value-type="float">
            <text:p>0,9774698138</text:p>
          </table:table-cell>
          <table:table-cell office:value-type="float" office:value="0.974945908519948" calcext:value-type="float">
            <text:p>0,9749459085</text:p>
          </table:table-cell>
          <table:table-cell office:value-type="float" office:value="0.974277427091928" calcext:value-type="float">
            <text:p>0,9742774271</text:p>
          </table:table-cell>
          <table:table-cell office:value-type="float" office:value="0.971750136355031" calcext:value-type="float">
            <text:p>0,9717501364</text:p>
          </table:table-cell>
        </table:table-row>
        <table:table-row table:style-name="ro1">
          <table:table-cell office:value-type="string" calcext:value-type="string">
            <text:p>neutralPrecision StdDev</text:p>
          </table:table-cell>
          <table:table-cell office:value-type="float" office:value="0.0268874866864665" calcext:value-type="float">
            <text:p>0,0268874867</text:p>
          </table:table-cell>
          <table:table-cell office:value-type="float" office:value="0.0242173506483673" calcext:value-type="float">
            <text:p>0,0242173506</text:p>
          </table:table-cell>
          <table:table-cell office:value-type="float" office:value="0.0221812723731565" calcext:value-type="float">
            <text:p>0,0221812724</text:p>
          </table:table-cell>
          <table:table-cell office:value-type="float" office:value="0.0171066320896686" calcext:value-type="float">
            <text:p>0,0171066321</text:p>
          </table:table-cell>
          <table:table-cell office:value-type="float" office:value="0.0196041377140458" calcext:value-type="float">
            <text:p>0,0196041377</text:p>
          </table:table-cell>
          <table:table-cell office:value-type="float" office:value="0.0200859142222555" calcext:value-type="float">
            <text:p>0,0200859142</text:p>
          </table:table-cell>
          <table:table-cell office:value-type="float" office:value="0.0203744468522348" calcext:value-type="float">
            <text:p>0,0203744469</text:p>
          </table:table-cell>
          <table:table-cell office:value-type="float" office:value="0.0193392494487421" calcext:value-type="float">
            <text:p>0,0193392494</text:p>
          </table:table-cell>
          <table:table-cell office:value-type="float" office:value="0.0221243582207954" calcext:value-type="float">
            <text:p>0,0221243582</text:p>
          </table:table-cell>
        </table:table-row>
        <table:table-row table:style-name="ro1">
          <table:table-cell office:value-type="string" calcext:value-type="string">
            <text:p>negativeRecall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gativeRecall StdDev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ativePrecision</text:p>
          </table:table-cell>
          <table:table-cell office:value-type="float" office:value="0.132909775009075" calcext:value-type="float">
            <text:p>0,132909775</text:p>
          </table:table-cell>
          <table:table-cell office:value-type="float" office:value="0.160101813014228" calcext:value-type="float">
            <text:p>0,160101813</text:p>
          </table:table-cell>
          <table:table-cell office:value-type="float" office:value="0.186326124834443" calcext:value-type="float">
            <text:p>0,1863261248</text:p>
          </table:table-cell>
          <table:table-cell office:value-type="float" office:value="0.204617159180748" calcext:value-type="float">
            <text:p>0,2046171592</text:p>
          </table:table-cell>
          <table:table-cell office:value-type="float" office:value="0.218510857920716" calcext:value-type="float">
            <text:p>0,2185108579</text:p>
          </table:table-cell>
          <table:table-cell office:value-type="float" office:value="0.228537411136747" calcext:value-type="float">
            <text:p>0,2285374111</text:p>
          </table:table-cell>
          <table:table-cell office:value-type="float" office:value="0.234404810099378" calcext:value-type="float">
            <text:p>0,2344048101</text:p>
          </table:table-cell>
          <table:table-cell office:value-type="float" office:value="0.238675459242764" calcext:value-type="float">
            <text:p>0,2386754592</text:p>
          </table:table-cell>
          <table:table-cell office:value-type="float" office:value="0.24214866787759" calcext:value-type="float">
            <text:p>0,2421486679</text:p>
          </table:table-cell>
        </table:table-row>
        <table:table-row table:style-name="ro1">
          <table:table-cell office:value-type="string" calcext:value-type="string">
            <text:p>negativePrecision StdDev</text:p>
          </table:table-cell>
          <table:table-cell office:value-type="float" office:value="0.0653178634542183" calcext:value-type="float">
            <text:p>0,0653178635</text:p>
          </table:table-cell>
          <table:table-cell office:value-type="float" office:value="0.0577466126972563" calcext:value-type="float">
            <text:p>0,0577466127</text:p>
          </table:table-cell>
          <table:table-cell office:value-type="float" office:value="0.0518213693924162" calcext:value-type="float">
            <text:p>0,0518213694</text:p>
          </table:table-cell>
          <table:table-cell office:value-type="float" office:value="0.0537235352073359" calcext:value-type="float">
            <text:p>0,0537235352</text:p>
          </table:table-cell>
          <table:table-cell office:value-type="float" office:value="0.0557785766976333" calcext:value-type="float">
            <text:p>0,0557785767</text:p>
          </table:table-cell>
          <table:table-cell office:value-type="float" office:value="0.0548970540256562" calcext:value-type="float">
            <text:p>0,054897054</text:p>
          </table:table-cell>
          <table:table-cell office:value-type="float" office:value="0.0562801843063285" calcext:value-type="float">
            <text:p>0,0562801843</text:p>
          </table:table-cell>
          <table:table-cell office:value-type="float" office:value="0.0567802935007365" calcext:value-type="float">
            <text:p>0,0567802935</text:p>
          </table:table-cell>
          <table:table-cell office:value-type="float" office:value="0.0562093358930999" calcext:value-type="float">
            <text:p>0,0562093359</text:p>
          </table:table-cell>
        </table:table-row>
        <table:table-row table:style-name="ro1">
          <table:table-cell office:value-type="string" calcext:value-type="string">
            <text:p>f-Measure</text:p>
          </table:table-cell>
          <table:table-cell office:value-type="float" office:value="0.705534670549287" calcext:value-type="float">
            <text:p>0,7055346705</text:p>
          </table:table-cell>
          <table:table-cell office:value-type="float" office:value="0.723405430750258" calcext:value-type="float">
            <text:p>0,7234054308</text:p>
          </table:table-cell>
          <table:table-cell office:value-type="float" office:value="0.736881260784813" calcext:value-type="float">
            <text:p>0,7368812608</text:p>
          </table:table-cell>
          <table:table-cell office:value-type="float" office:value="0.746674600810428" calcext:value-type="float">
            <text:p>0,7466746008</text:p>
          </table:table-cell>
          <table:table-cell office:value-type="float" office:value="0.752662473420964" calcext:value-type="float">
            <text:p>0,7526624734</text:p>
          </table:table-cell>
          <table:table-cell office:value-type="float" office:value="0.756914349235876" calcext:value-type="float">
            <text:p>0,7569143492</text:p>
          </table:table-cell>
          <table:table-cell office:value-type="float" office:value="0.759676919797637" calcext:value-type="float">
            <text:p>0,7596769198</text:p>
          </table:table-cell>
          <table:table-cell office:value-type="float" office:value="0.762090714498436" calcext:value-type="float">
            <text:p>0,7620907145</text:p>
          </table:table-cell>
          <table:table-cell office:value-type="float" office:value="0.763301107705738" calcext:value-type="float">
            <text:p>0,7633011077</text:p>
          </table:table-cell>
        </table:table-row>
        <table:table-row table:style-name="ro1">
          <table:table-cell office:value-type="string" calcext:value-type="string">
            <text:p>f-Measure StdDev</text:p>
          </table:table-cell>
          <table:table-cell office:value-type="float" office:value="0.0305073669066294" calcext:value-type="float">
            <text:p>0,0305073669</text:p>
          </table:table-cell>
          <table:table-cell office:value-type="float" office:value="0.0288546414964048" calcext:value-type="float">
            <text:p>0,0288546415</text:p>
          </table:table-cell>
          <table:table-cell office:value-type="float" office:value="0.0252327656075428" calcext:value-type="float">
            <text:p>0,0252327656</text:p>
          </table:table-cell>
          <table:table-cell office:value-type="float" office:value="0.0233347024031834" calcext:value-type="float">
            <text:p>0,0233347024</text:p>
          </table:table-cell>
          <table:table-cell office:value-type="float" office:value="0.0220351768208091" calcext:value-type="float">
            <text:p>0,0220351768</text:p>
          </table:table-cell>
          <table:table-cell office:value-type="float" office:value="0.0222573361697045" calcext:value-type="float">
            <text:p>0,0222573362</text:p>
          </table:table-cell>
          <table:table-cell office:value-type="float" office:value="0.0222396945584162" calcext:value-type="float">
            <text:p>0,0222396946</text:p>
          </table:table-cell>
          <table:table-cell office:value-type="float" office:value="0.0234405526195288" calcext:value-type="float">
            <text:p>0,0234405526</text:p>
          </table:table-cell>
          <table:table-cell office:value-type="float" office:value="0.0243229631721856" calcext:value-type="float">
            <text:p>0,0243229632</text:p>
          </table:table-cell>
        </table:table-row>
        <table:table-row table:style-name="ro1">
          <table:table-cell office:value-type="string" calcext:value-type="string">
            <text:p>cpu-time (for complete test-set)</text:p>
          </table:table-cell>
          <table:table-cell office:value-type="float" office:value="60.07666426" calcext:value-type="float">
            <text:p>60,07666426</text:p>
          </table:table-cell>
          <table:table-cell office:value-type="float" office:value="60.36976043" calcext:value-type="float">
            <text:p>60,36976043</text:p>
          </table:table-cell>
          <table:table-cell office:value-type="float" office:value="60.22738765" calcext:value-type="float">
            <text:p>60,22738765</text:p>
          </table:table-cell>
          <table:table-cell office:value-type="float" office:value="60.5383801" calcext:value-type="float">
            <text:p>60,5383801</text:p>
          </table:table-cell>
          <table:table-cell office:value-type="float" office:value="60.42886875" calcext:value-type="float">
            <text:p>60,42886875</text:p>
          </table:table-cell>
          <table:table-cell office:value-type="float" office:value="60.58120854" calcext:value-type="float">
            <text:p>60,58120854</text:p>
          </table:table-cell>
          <table:table-cell office:value-type="float" office:value="60.24871407" calcext:value-type="float">
            <text:p>60,24871407</text:p>
          </table:table-cell>
          <table:table-cell office:value-type="float" office:value="60.65526541" calcext:value-type="float">
            <text:p>60,65526541</text:p>
          </table:table-cell>
          <table:table-cell office:value-type="float" office:value="60.90456758" calcext:value-type="float">
            <text:p>60,90456758</text:p>
          </table:table-cell>
        </table:table-row>
        <table:table-row table:style-name="ro1">
          <table:table-cell office:value-type="string" calcext:value-type="string">
            <text:p>cpu-time (for complete test-set) StdDev</text:p>
          </table:table-cell>
          <table:table-cell office:value-type="float" office:value="3.04978647526257" calcext:value-type="float">
            <text:p>3,0497864753</text:p>
          </table:table-cell>
          <table:table-cell office:value-type="float" office:value="3.00617698503584" calcext:value-type="float">
            <text:p>3,006176985</text:p>
          </table:table-cell>
          <table:table-cell office:value-type="float" office:value="2.90926253704618" calcext:value-type="float">
            <text:p>2,909262537</text:p>
          </table:table-cell>
          <table:table-cell office:value-type="float" office:value="2.91735287728757" calcext:value-type="float">
            <text:p>2,9173528773</text:p>
          </table:table-cell>
          <table:table-cell office:value-type="float" office:value="2.8381519148863" calcext:value-type="float">
            <text:p>2,8381519149</text:p>
          </table:table-cell>
          <table:table-cell office:value-type="float" office:value="2.74987372501927" calcext:value-type="float">
            <text:p>2,749873725</text:p>
          </table:table-cell>
          <table:table-cell office:value-type="float" office:value="2.71803442877969" calcext:value-type="float">
            <text:p>2,7180344288</text:p>
          </table:table-cell>
          <table:table-cell office:value-type="float" office:value="2.82904817914092" calcext:value-type="float">
            <text:p>2,8290481791</text:p>
          </table:table-cell>
          <table:table-cell office:value-type="float" office:value="3.15352715423999" calcext:value-type="float">
            <text:p>3,1535271542</text:p>
          </table:table-cell>
        </table:table-row>
        <table:table-row table:style-name="ro1">
          <table:table-cell office:value-type="string" calcext:value-type="string">
            <text:p>training-size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raining-size StdDev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-size</text:p>
          </table:table-cell>
          <table:table-cell table:number-columns-repeated="9"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test-size StdDev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Gesam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kro-avg. Gesam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kro-avg. POS/NEG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3T13:09:19.605162314</dc:date>
    <meta:generator>LibreOffice/4.2.8.2$Linux_X86_64 LibreOffice_project/420m0$Build-2</meta:generator>
    <meta:editing-duration>PT25S</meta:editing-duration>
    <meta:editing-cycles>2</meta:editing-cycles>
    <meta:document-statistic meta:table-count="1" meta:cell-count="3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997" chart:maximum="1" chart:interval-major="0.00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Tabelle1.B2:Tabelle1.J2" chart:error-lower-range="Tabelle1.B2:Tabelle1.J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Tabelle1.B2:Tabelle1.J2" chart:error-lower-range="Tabelle1.B2:Tabelle1.J2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Tabelle1.B4:Tabelle1.J4" chart:error-lower-range="Tabelle1.B4:Tabelle1.J4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Tabelle1.B4:Tabelle1.J4" chart:error-lower-range="Tabelle1.B4:Tabelle1.J4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Tabelle1.B6:Tabelle1.J6" chart:error-lower-range="Tabelle1.B6:Tabelle1.J6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Tabelle1.B6:Tabelle1.J6" chart:error-lower-range="Tabelle1.B6:Tabelle1.J6" chart:std-weight="1"/>
      <style:graphic-properties draw:stroke="solid" svg:stroke-width="0cm" svg:stroke-color="#000000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738cm" svg:height="11.588cm" xlink:href=".." xlink:type="simple" chart:class="chart:line" chart:style-name="ch1">
        <chart:title svg:x="7.113cm" svg:y="0.367cm" chart:style-name="ch2">
          <text:p>Einfluss auf die Abdeckung</text:p>
        </chart:title>
        <chart:subtitle svg:x="4.15cm" svg:y="1.403cm" chart:style-name="ch3">
          <text:p>additiv steigende Trainingsdaten, POS, feste Testdaten: 209 Stück</text:p>
        </chart:subtitle>
        <chart:legend chart:legend-position="end" svg:x="14.981cm" svg:y="4.997cm" style:legend-expansion="high" chart:style-name="ch4"/>
        <chart:plot-area chart:style-name="ch5" table:cell-range-address="Tabelle1.B29:Tabelle1.J29 Tabelle1.F37:Tabelle1.F39 Tabelle1.B1:Tabelle1.J1 Tabelle1.B3:Tabelle1.J3 Tabelle1.B5:Tabelle1.J5" chart:data-source-has-labels="both" svg:x="1.405cm" svg:y="2.343cm" svg:width="13.182cm" svg:height="8.033cm">
          <chartooo:coordinate-region svg:x="2.503cm" svg:y="2.542cm" svg:width="11.805cm" svg:height="7.187cm"/>
          <chart:axis chart:dimension="x" chart:name="primary-x" chart:style-name="ch6" chartooo:axis-type="auto">
            <chartooo:date-scale/>
            <chart:title svg:x="6.06cm" svg:y="10.607cm" chart:style-name="ch7">
              <text:p>Anzahl der Trainingsdaten</text:p>
            </chart:title>
            <chart:categories table:cell-range-address="Tabelle1.B29:Tabelle1.J29"/>
          </chart:axis>
          <chart:axis chart:dimension="y" chart:name="primary-y" chart:style-name="ch8">
            <chart:title svg:x="0.451cm" svg:y="7.594cm" chart:style-name="ch9">
              <text:p>Abdeckung in %</text:p>
            </chart:title>
            <chart:grid chart:style-name="ch10" chart:class="major"/>
          </chart:axis>
          <chart:series chart:style-name="ch11" chart:values-cell-range-address="Tabelle1.B1:Tabelle1.J1" chart:label-cell-address="Tabelle1.F37:Tabelle1.F37" chart:class="chart:line">
            <chart:error-indicator chart:style-name="ch12" chart:dimension="y"/>
            <chart:data-point chart:repeated="9"/>
          </chart:series>
          <chart:series chart:style-name="ch13" chart:values-cell-range-address="Tabelle1.B3:Tabelle1.J3" chart:label-cell-address="Tabelle1.F38:Tabelle1.F38" chart:class="chart:line">
            <chart:error-indicator chart:style-name="ch14" chart:dimension="y"/>
            <chart:data-point chart:repeated="9"/>
          </chart:series>
          <chart:series chart:style-name="ch15" chart:values-cell-range-address="Tabelle1.B5:Tabelle1.J5" chart:label-cell-address="Tabelle1.F39:Tabelle1.F39" chart:class="chart:line">
            <chart:error-indicator chart:style-name="ch16" chart:dimension="y"/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Tabelle1.B29:Tabelle1.J29</svg:desc>
                </draw:g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  <draw:g>
                  <svg:desc>Tabelle1.F37:Tabelle1.F37</svg:desc>
                </draw:g>
              </table:table-cell>
              <table:table-cell office:value-type="float" office:value="0.998851674641148">
                <text:p>0.998851674641148</text:p>
                <draw:g>
                  <svg:desc>Tabelle1.B1:Tabelle1.J1</svg:desc>
                </draw:g>
              </table:table-cell>
              <table:table-cell office:value-type="float" office:value="0.998851674641148">
                <text:p>0.998851674641148</text:p>
              </table:table-cell>
              <table:table-cell office:value-type="float" office:value="0.998851674641148">
                <text:p>0.998851674641148</text:p>
              </table:table-cell>
              <table:table-cell office:value-type="float" office:value="0.998851674641148">
                <text:p>0.998851674641148</text:p>
              </table:table-cell>
              <table:table-cell office:value-type="float" office:value="0.998851674641148">
                <text:p>0.998851674641148</text:p>
              </table:table-cell>
              <table:table-cell office:value-type="float" office:value="0.998851674641148">
                <text:p>0.998851674641148</text:p>
              </table:table-cell>
              <table:table-cell office:value-type="float" office:value="0.998851674641148">
                <text:p>0.998851674641148</text:p>
              </table:table-cell>
              <table:table-cell office:value-type="float" office:value="0.998851674641148">
                <text:p>0.998851674641148</text:p>
              </table:table-cell>
              <table:table-cell office:value-type="float" office:value="0.998851674641148">
                <text:p>0.998851674641148</text:p>
              </table:table-cell>
            </table:table-row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0.00205375452627239">
                <text:p>0.00205375452627239</text:p>
                <draw:g>
                  <svg:desc>Tabelle1.B2:Tabelle1.J2</svg:desc>
                </draw:g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</table:table-row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0.00205375452627239">
                <text:p>0.00205375452627239</text:p>
                <draw:g>
                  <svg:desc>Tabelle1.B2:Tabelle1.J2</svg:desc>
                </draw:g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</table:table-row>
            <table:table-row>
              <table:table-cell office:value-type="string">
                <text:p>Makro-avg. Gesamt</text:p>
                <draw:g>
                  <svg:desc>Tabelle1.F38:Tabelle1.F38</svg:desc>
                </draw:g>
              </table:table-cell>
              <table:table-cell office:value-type="float" office:value="0.998506476412851">
                <text:p>0.998506476412851</text:p>
                <draw:g>
                  <svg:desc>Tabelle1.B3:Tabelle1.J3</svg:desc>
                </draw:g>
              </table:table-cell>
              <table:table-cell office:value-type="float" office:value="0.998506476412851">
                <text:p>0.998506476412851</text:p>
              </table:table-cell>
              <table:table-cell office:value-type="float" office:value="0.998506476412851">
                <text:p>0.998506476412851</text:p>
              </table:table-cell>
              <table:table-cell office:value-type="float" office:value="0.998506476412851">
                <text:p>0.998506476412851</text:p>
              </table:table-cell>
              <table:table-cell office:value-type="float" office:value="0.998506476412851">
                <text:p>0.998506476412851</text:p>
              </table:table-cell>
              <table:table-cell office:value-type="float" office:value="0.998506476412851">
                <text:p>0.998506476412851</text:p>
              </table:table-cell>
              <table:table-cell office:value-type="float" office:value="0.998506476412851">
                <text:p>0.998506476412851</text:p>
              </table:table-cell>
              <table:table-cell office:value-type="float" office:value="0.998506476412851">
                <text:p>0.998506476412851</text:p>
              </table:table-cell>
              <table:table-cell office:value-type="float" office:value="0.998506476412851">
                <text:p>0.998506476412851</text:p>
              </table:table-cell>
            </table:table-row>
            <table:table-row>
              <table:table-cell office:value-type="string">
                <text:p>Zeile 4</text:p>
                <draw:g>
                  <svg:desc/>
                </draw:g>
              </table:table-cell>
              <table:table-cell office:value-type="float" office:value="0.00268695334828243">
                <text:p>0.00268695334828243</text:p>
                <draw:g>
                  <svg:desc>Tabelle1.B4:Tabelle1.J4</svg:desc>
                </draw:g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</table:table-row>
            <table:table-row>
              <table:table-cell office:value-type="string">
                <text:p>Zeile 4</text:p>
                <draw:g>
                  <svg:desc/>
                </draw:g>
              </table:table-cell>
              <table:table-cell office:value-type="float" office:value="0.00268695334828243">
                <text:p>0.00268695334828243</text:p>
                <draw:g>
                  <svg:desc>Tabelle1.B4:Tabelle1.J4</svg:desc>
                </draw:g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</table:table-row>
            <table:table-row>
              <table:table-cell office:value-type="string">
                <text:p>Makro-avg. POS/NEG</text:p>
                <draw:g>
                  <svg:desc>Tabelle1.F39:Tabelle1.F39</svg:desc>
                </draw:g>
              </table:table-cell>
              <table:table-cell office:value-type="float" office:value="0.997759714619276">
                <text:p>0.997759714619276</text:p>
                <draw:g>
                  <svg:desc>Tabelle1.B5:Tabelle1.J5</svg:desc>
                </draw:g>
              </table:table-cell>
              <table:table-cell office:value-type="float" office:value="0.997759714619276">
                <text:p>0.997759714619276</text:p>
              </table:table-cell>
              <table:table-cell office:value-type="float" office:value="0.997759714619276">
                <text:p>0.997759714619276</text:p>
              </table:table-cell>
              <table:table-cell office:value-type="float" office:value="0.997759714619276">
                <text:p>0.997759714619276</text:p>
              </table:table-cell>
              <table:table-cell office:value-type="float" office:value="0.997759714619276">
                <text:p>0.997759714619276</text:p>
              </table:table-cell>
              <table:table-cell office:value-type="float" office:value="0.997759714619276">
                <text:p>0.997759714619276</text:p>
              </table:table-cell>
              <table:table-cell office:value-type="float" office:value="0.997759714619276">
                <text:p>0.997759714619276</text:p>
              </table:table-cell>
              <table:table-cell office:value-type="float" office:value="0.997759714619276">
                <text:p>0.997759714619276</text:p>
              </table:table-cell>
              <table:table-cell office:value-type="float" office:value="0.997759714619276">
                <text:p>0.997759714619276</text:p>
              </table:table-cell>
            </table:table-row>
            <table:table-row>
              <table:table-cell office:value-type="string">
                <text:p>Zeile 6</text:p>
                <draw:g>
                  <svg:desc/>
                </draw:g>
              </table:table-cell>
              <table:table-cell office:value-type="float" office:value="0.00403043002242365">
                <text:p>0.00403043002242365</text:p>
                <draw:g>
                  <svg:desc>Tabelle1.B6:Tabelle1.J6</svg:desc>
                </draw:g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</table:table-row>
            <table:table-row>
              <table:table-cell office:value-type="string">
                <text:p>Zeile 6</text:p>
                <draw:g>
                  <svg:desc/>
                </draw:g>
              </table:table-cell>
              <table:table-cell office:value-type="float" office:value="0.00403043002242365">
                <text:p>0.00403043002242365</text:p>
                <draw:g>
                  <svg:desc>Tabelle1.B6:Tabelle1.J6</svg:desc>
                </draw:g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Tabelle1.B8:Tabelle1.J8" chart:error-lower-range="Tabelle1.B8:Tabelle1.J8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Tabelle1.B8:Tabelle1.J8" chart:error-lower-range="Tabelle1.B8:Tabelle1.J8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Tabelle1.B10:Tabelle1.J10" chart:error-lower-range="Tabelle1.B10:Tabelle1.J10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Tabelle1.B10:Tabelle1.J10" chart:error-lower-range="Tabelle1.B10:Tabelle1.J10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Tabelle1.B12:Tabelle1.J12" chart:error-lower-range="Tabelle1.B12:Tabelle1.J12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Tabelle1.B12:Tabelle1.J12" chart:error-lower-range="Tabelle1.B12:Tabelle1.J12" char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629cm" svg:height="11.349cm" xlink:href=".." xlink:type="simple" chart:class="chart:line" chart:style-name="ch1">
        <chart:title svg:x="6.966cm" svg:y="0.362cm" chart:style-name="ch2">
          <text:p>Einfluss auf die Genauigkeit</text:p>
        </chart:title>
        <chart:subtitle svg:x="4.095cm" svg:y="1.393cm" chart:style-name="ch3">
          <text:p>additiv steigende Trainingsdaten, POS, feste Testdaten: 209 Stück</text:p>
        </chart:subtitle>
        <chart:legend chart:legend-position="end" svg:x="13.655cm" svg:y="4.877cm" style:legend-expansion="high" chart:style-name="ch4"/>
        <chart:plot-area chart:style-name="ch5" table:cell-range-address="Tabelle1.B29:Tabelle1.J29 Tabelle1.F37:Tabelle1.F38 Tabelle1.B7:Tabelle1.J7 Tabelle1.B9:Tabelle1.J9 Tabelle1.A11:Tabelle1.J11" chart:data-source-has-labels="both" svg:x="1.403cm" svg:y="2.328cm" svg:width="11.86cm" svg:height="7.814cm">
          <chartooo:coordinate-region svg:x="2.13cm" svg:y="2.527cm" svg:width="10.853cm" svg:height="6.968cm"/>
          <chart:axis chart:dimension="x" chart:name="primary-x" chart:style-name="ch6" chartooo:axis-type="auto">
            <chartooo:date-scale/>
            <chart:title svg:x="5.397cm" svg:y="10.368cm" chart:style-name="ch7">
              <text:p>Anzahl der Trainingsdaten</text:p>
            </chart:title>
            <chart:categories table:cell-range-address="Tabelle1.B29:Tabelle1.J29"/>
          </chart:axis>
          <chart:axis chart:dimension="y" chart:name="primary-y" chart:style-name="ch6">
            <chart:title svg:x="0.451cm" svg:y="7.523cm" chart:style-name="ch8">
              <text:p>Genauigkeit in %</text:p>
            </chart:title>
            <chart:grid chart:style-name="ch9" chart:class="major"/>
          </chart:axis>
          <chart:series chart:style-name="ch10" chart:values-cell-range-address="Tabelle1.B7:Tabelle1.J7" chart:label-cell-address="Tabelle1.F37:Tabelle1.F37" chart:class="chart:line">
            <chart:error-indicator chart:style-name="ch11" chart:dimension="y"/>
            <chart:data-point chart:repeated="9"/>
          </chart:series>
          <chart:series chart:style-name="ch12" chart:values-cell-range-address="Tabelle1.B9:Tabelle1.J9" chart:label-cell-address="Tabelle1.F38:Tabelle1.F38" chart:class="chart:line">
            <chart:error-indicator chart:style-name="ch13" chart:dimension="y"/>
            <chart:data-point chart:repeated="9"/>
          </chart:series>
          <chart:series chart:style-name="ch14" chart:values-cell-range-address="Tabelle1.B11:Tabelle1.J11" chart:label-cell-address="Tabelle1.A11:Tabelle1.A11" chart:class="chart:line">
            <chart:error-indicator chart:style-name="ch15" chart:dimension="y"/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Tabelle1.B29:Tabelle1.J29</svg:desc>
                </draw:g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  <draw:g>
                  <svg:desc>Tabelle1.F37:Tabelle1.F37</svg:desc>
                </draw:g>
              </table:table-cell>
              <table:table-cell office:value-type="float" office:value="0.546228146853147">
                <text:p>0.546228146853147</text:p>
                <draw:g>
                  <svg:desc>Tabelle1.B7:Tabelle1.J7</svg:desc>
                </draw:g>
              </table:table-cell>
              <table:table-cell office:value-type="float" office:value="0.567839528892161">
                <text:p>0.567839528892161</text:p>
              </table:table-cell>
              <table:table-cell office:value-type="float" office:value="0.584408814869342">
                <text:p>0.584408814869342</text:p>
              </table:table-cell>
              <table:table-cell office:value-type="float" office:value="0.596717197276408">
                <text:p>0.596717197276408</text:p>
              </table:table-cell>
              <table:table-cell office:value-type="float" office:value="0.60433060360692">
                <text:p>0.60433060360692</text:p>
              </table:table-cell>
              <table:table-cell office:value-type="float" office:value="0.609842197276408">
                <text:p>0.609842197276408</text:p>
              </table:table-cell>
              <table:table-cell office:value-type="float" office:value="0.613436004784689">
                <text:p>0.613436004784689</text:p>
              </table:table-cell>
              <table:table-cell office:value-type="float" office:value="0.616648647405227">
                <text:p>0.616648647405227</text:p>
              </table:table-cell>
              <table:table-cell office:value-type="float" office:value="0.618277281928598">
                <text:p>0.618277281928598</text:p>
              </table:table-cell>
            </table:table-row>
            <table:table-row>
              <table:table-cell office:value-type="string">
                <text:p>Zeile 8</text:p>
                <draw:g>
                  <svg:desc/>
                </draw:g>
              </table:table-cell>
              <table:table-cell office:value-type="float" office:value="0.0361325109587843">
                <text:p>0.0361325109587843</text:p>
                <draw:g>
                  <svg:desc>Tabelle1.B8:Tabelle1.J8</svg:desc>
                </draw:g>
              </table:table-cell>
              <table:table-cell office:value-type="float" office:value="0.0353326718501079">
                <text:p>0.0353326718501079</text:p>
              </table:table-cell>
              <table:table-cell office:value-type="float" office:value="0.0317437995792438">
                <text:p>0.0317437995792438</text:p>
              </table:table-cell>
              <table:table-cell office:value-type="float" office:value="0.0298010844029881">
                <text:p>0.0298010844029881</text:p>
              </table:table-cell>
              <table:table-cell office:value-type="float" office:value="0.0282833409113539">
                <text:p>0.0282833409113539</text:p>
              </table:table-cell>
              <table:table-cell office:value-type="float" office:value="0.028848301642547">
                <text:p>0.028848301642547</text:p>
              </table:table-cell>
              <table:table-cell office:value-type="float" office:value="0.0290383086165579">
                <text:p>0.0290383086165579</text:p>
              </table:table-cell>
              <table:table-cell office:value-type="float" office:value="0.0307347210146035">
                <text:p>0.0307347210146035</text:p>
              </table:table-cell>
              <table:table-cell office:value-type="float" office:value="0.0319061939497486">
                <text:p>0.0319061939497486</text:p>
              </table:table-cell>
            </table:table-row>
            <table:table-row>
              <table:table-cell office:value-type="string">
                <text:p>Zeile 8</text:p>
                <draw:g>
                  <svg:desc/>
                </draw:g>
              </table:table-cell>
              <table:table-cell office:value-type="float" office:value="0.0361325109587843">
                <text:p>0.0361325109587843</text:p>
                <draw:g>
                  <svg:desc>Tabelle1.B8:Tabelle1.J8</svg:desc>
                </draw:g>
              </table:table-cell>
              <table:table-cell office:value-type="float" office:value="0.0353326718501079">
                <text:p>0.0353326718501079</text:p>
              </table:table-cell>
              <table:table-cell office:value-type="float" office:value="0.0317437995792438">
                <text:p>0.0317437995792438</text:p>
              </table:table-cell>
              <table:table-cell office:value-type="float" office:value="0.0298010844029881">
                <text:p>0.0298010844029881</text:p>
              </table:table-cell>
              <table:table-cell office:value-type="float" office:value="0.0282833409113539">
                <text:p>0.0282833409113539</text:p>
              </table:table-cell>
              <table:table-cell office:value-type="float" office:value="0.028848301642547">
                <text:p>0.028848301642547</text:p>
              </table:table-cell>
              <table:table-cell office:value-type="float" office:value="0.0290383086165579">
                <text:p>0.0290383086165579</text:p>
              </table:table-cell>
              <table:table-cell office:value-type="float" office:value="0.0307347210146035">
                <text:p>0.0307347210146035</text:p>
              </table:table-cell>
              <table:table-cell office:value-type="float" office:value="0.0319061939497486">
                <text:p>0.0319061939497486</text:p>
              </table:table-cell>
            </table:table-row>
            <table:table-row>
              <table:table-cell office:value-type="string">
                <text:p>Makro-avg. Gesamt</text:p>
                <draw:g>
                  <svg:desc>Tabelle1.F38:Tabelle1.F38</svg:desc>
                </draw:g>
              </table:table-cell>
              <table:table-cell office:value-type="float" office:value="0.442856358871091">
                <text:p>0.442856358871091</text:p>
                <draw:g>
                  <svg:desc>Tabelle1.B9:Tabelle1.J9</svg:desc>
                </draw:g>
              </table:table-cell>
              <table:table-cell office:value-type="float" office:value="0.470739196110597">
                <text:p>0.470739196110597</text:p>
              </table:table-cell>
              <table:table-cell office:value-type="float" office:value="0.49088994942495">
                <text:p>0.49088994942495</text:p>
              </table:table-cell>
              <table:table-cell office:value-type="float" office:value="0.505939832214051">
                <text:p>0.505939832214051</text:p>
              </table:table-cell>
              <table:table-cell office:value-type="float" office:value="0.515544256153">
                <text:p>0.515544256153</text:p>
              </table:table-cell>
              <table:table-cell office:value-type="float" office:value="0.52268505832095">
                <text:p>0.52268505832095</text:p>
              </table:table-cell>
              <table:table-cell office:value-type="float" office:value="0.527863651771042">
                <text:p>0.527863651771042</text:p>
              </table:table-cell>
              <table:table-cell office:value-type="float" office:value="0.532184863913204">
                <text:p>0.532184863913204</text:p>
              </table:table-cell>
              <table:table-cell office:value-type="float" office:value="0.534800587441491">
                <text:p>0.534800587441491</text:p>
              </table:table-cell>
            </table:table-row>
            <table:table-row>
              <table:table-cell office:value-type="string">
                <text:p>Zeile 10</text:p>
                <draw:g>
                  <svg:desc/>
                </draw:g>
              </table:table-cell>
              <table:table-cell office:value-type="float" office:value="0.0305640555324551">
                <text:p>0.0305640555324551</text:p>
                <draw:g>
                  <svg:desc>Tabelle1.B10:Tabelle1.J10</svg:desc>
                </draw:g>
              </table:table-cell>
              <table:table-cell office:value-type="float" office:value="0.0287704057449567">
                <text:p>0.0287704057449567</text:p>
              </table:table-cell>
              <table:table-cell office:value-type="float" office:value="0.0279524895077244">
                <text:p>0.0279524895077244</text:p>
              </table:table-cell>
              <table:table-cell office:value-type="float" office:value="0.0270704437442794">
                <text:p>0.0270704437442794</text:p>
              </table:table-cell>
              <table:table-cell office:value-type="float" office:value="0.0272339167929219">
                <text:p>0.0272339167929219</text:p>
              </table:table-cell>
              <table:table-cell office:value-type="float" office:value="0.0277840603530722">
                <text:p>0.0277840603530722</text:p>
              </table:table-cell>
              <table:table-cell office:value-type="float" office:value="0.0278579298201964">
                <text:p>0.0278579298201964</text:p>
              </table:table-cell>
              <table:table-cell office:value-type="float" office:value="0.0289057540221772">
                <text:p>0.0289057540221772</text:p>
              </table:table-cell>
              <table:table-cell office:value-type="float" office:value="0.0299412729789041">
                <text:p>0.0299412729789041</text:p>
              </table:table-cell>
            </table:table-row>
            <table:table-row>
              <table:table-cell office:value-type="string">
                <text:p>Zeile 10</text:p>
                <draw:g>
                  <svg:desc/>
                </draw:g>
              </table:table-cell>
              <table:table-cell office:value-type="float" office:value="0.0305640555324551">
                <text:p>0.0305640555324551</text:p>
                <draw:g>
                  <svg:desc>Tabelle1.B10:Tabelle1.J10</svg:desc>
                </draw:g>
              </table:table-cell>
              <table:table-cell office:value-type="float" office:value="0.0287704057449567">
                <text:p>0.0287704057449567</text:p>
              </table:table-cell>
              <table:table-cell office:value-type="float" office:value="0.0279524895077244">
                <text:p>0.0279524895077244</text:p>
              </table:table-cell>
              <table:table-cell office:value-type="float" office:value="0.0270704437442794">
                <text:p>0.0270704437442794</text:p>
              </table:table-cell>
              <table:table-cell office:value-type="float" office:value="0.0272339167929219">
                <text:p>0.0272339167929219</text:p>
              </table:table-cell>
              <table:table-cell office:value-type="float" office:value="0.0277840603530722">
                <text:p>0.0277840603530722</text:p>
              </table:table-cell>
              <table:table-cell office:value-type="float" office:value="0.0278579298201964">
                <text:p>0.0278579298201964</text:p>
              </table:table-cell>
              <table:table-cell office:value-type="float" office:value="0.0289057540221772">
                <text:p>0.0289057540221772</text:p>
              </table:table-cell>
              <table:table-cell office:value-type="float" office:value="0.0299412729789041">
                <text:p>0.0299412729789041</text:p>
              </table:table-cell>
            </table:table-row>
            <table:table-row>
              <table:table-cell office:value-type="string">
                <text:p>macro-avg. Pos/Neg precision</text:p>
                <draw:g>
                  <svg:desc>Tabelle1.A11:Tabelle1.A11</svg:desc>
                </draw:g>
              </table:table-cell>
              <table:table-cell office:value-type="float" office:value="0.176369666414662">
                <text:p>0.176369666414662</text:p>
                <draw:g>
                  <svg:desc>Tabelle1.B11:Tabelle1.J11</svg:desc>
                </draw:g>
              </table:table-cell>
              <table:table-cell office:value-type="float" office:value="0.218041590162705">
                <text:p>0.218041590162705</text:p>
              </table:table-cell>
              <table:table-cell office:value-type="float" office:value="0.247380967775572">
                <text:p>0.247380967775572</text:p>
              </table:table-cell>
              <table:table-cell office:value-type="float" office:value="0.269078423467341">
                <text:p>0.269078423467341</text:p>
              </table:table-cell>
              <table:table-cell office:value-type="float" office:value="0.284184763979402">
                <text:p>0.284184763979402</text:p>
              </table:table-cell>
              <table:table-cell office:value-type="float" office:value="0.295292680580594">
                <text:p>0.295292680580594</text:p>
              </table:table-cell>
              <table:table-cell office:value-type="float" office:value="0.304322523396589">
                <text:p>0.304322523396589</text:p>
              </table:table-cell>
              <table:table-cell office:value-type="float" office:value="0.311138582323842">
                <text:p>0.311138582323842</text:p>
              </table:table-cell>
              <table:table-cell office:value-type="float" office:value="0.316325812984721">
                <text:p>0.316325812984721</text:p>
              </table:table-cell>
            </table:table-row>
            <table:table-row>
              <table:table-cell office:value-type="string">
                <text:p>Zeile 12</text:p>
                <draw:g>
                  <svg:desc/>
                </draw:g>
              </table:table-cell>
              <table:table-cell office:value-type="float" office:value="0.0473916914795163">
                <text:p>0.0473916914795163</text:p>
                <draw:g>
                  <svg:desc>Tabelle1.B12:Tabelle1.J12</svg:desc>
                </draw:g>
              </table:table-cell>
              <table:table-cell office:value-type="float" office:value="0.0448130576681514">
                <text:p>0.0448130576681514</text:p>
              </table:table-cell>
              <table:table-cell office:value-type="float" office:value="0.0415940740282841">
                <text:p>0.0415940740282841</text:p>
              </table:table-cell>
              <table:table-cell office:value-type="float" office:value="0.0407747659600077">
                <text:p>0.0407747659600077</text:p>
              </table:table-cell>
              <table:table-cell office:value-type="float" office:value="0.0398403778853169">
                <text:p>0.0398403778853169</text:p>
              </table:table-cell>
              <table:table-cell office:value-type="float" office:value="0.0404835261817112">
                <text:p>0.0404835261817112</text:p>
              </table:table-cell>
              <table:table-cell office:value-type="float" office:value="0.0399182821698114">
                <text:p>0.0399182821698114</text:p>
              </table:table-cell>
              <table:table-cell office:value-type="float" office:value="0.0404504720544781">
                <text:p>0.0404504720544781</text:p>
              </table:table-cell>
              <table:table-cell office:value-type="float" office:value="0.0417440643148047">
                <text:p>0.0417440643148047</text:p>
              </table:table-cell>
            </table:table-row>
            <table:table-row>
              <table:table-cell office:value-type="string">
                <text:p>Zeile 12</text:p>
                <draw:g>
                  <svg:desc/>
                </draw:g>
              </table:table-cell>
              <table:table-cell office:value-type="float" office:value="0.0473916914795163">
                <text:p>0.0473916914795163</text:p>
                <draw:g>
                  <svg:desc>Tabelle1.B12:Tabelle1.J12</svg:desc>
                </draw:g>
              </table:table-cell>
              <table:table-cell office:value-type="float" office:value="0.0448130576681514">
                <text:p>0.0448130576681514</text:p>
              </table:table-cell>
              <table:table-cell office:value-type="float" office:value="0.0415940740282841">
                <text:p>0.0415940740282841</text:p>
              </table:table-cell>
              <table:table-cell office:value-type="float" office:value="0.0407747659600077">
                <text:p>0.0407747659600077</text:p>
              </table:table-cell>
              <table:table-cell office:value-type="float" office:value="0.0398403778853169">
                <text:p>0.0398403778853169</text:p>
              </table:table-cell>
              <table:table-cell office:value-type="float" office:value="0.0404835261817112">
                <text:p>0.0404835261817112</text:p>
              </table:table-cell>
              <table:table-cell office:value-type="float" office:value="0.0399182821698114">
                <text:p>0.0399182821698114</text:p>
              </table:table-cell>
              <table:table-cell office:value-type="float" office:value="0.0404504720544781">
                <text:p>0.0404504720544781</text:p>
              </table:table-cell>
              <table:table-cell office:value-type="float" office:value="0.0417440643148047">
                <text:p>0.04174406431480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